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C000000408EFAE3D757B06B65.png" manifest:media-type="image/png"/>
  <manifest:file-entry manifest:full-path="Pictures/1000000000000258000000446459FE954F3F8F02.png" manifest:media-type="image/png"/>
  <manifest:file-entry manifest:full-path="Pictures/10000000000002B100000050883B01D52E85C99B.png" manifest:media-type="image/png"/>
  <manifest:file-entry manifest:full-path="Pictures/100000000000016100000044E0594A7955C0B007.png" manifest:media-type="image/png"/>
  <manifest:file-entry manifest:full-path="Pictures/10000000000001FF00000050A6783865A503B70B.png" manifest:media-type="image/png"/>
  <manifest:file-entry manifest:full-path="Pictures/1000000100000329000001A0A7890C7AEEA809CB.png" manifest:media-type="image/png"/>
  <manifest:file-entry manifest:full-path="Pictures/1000000100000190000000C8FEC8EE6A59C494D5.png" manifest:media-type="image/png"/>
  <manifest:file-entry manifest:full-path="Pictures/1000000100000190000001901E290902733F8C32.png" manifest:media-type="image/png"/>
  <manifest:file-entry manifest:full-path="Pictures/1000000000000578000003E8186D8311513D8219.png" manifest:media-type="image/png"/>
  <manifest:file-entry manifest:full-path="Pictures/100000000000023D000000458CE6BCC5CCD47915.png" manifest:media-type="image/png"/>
  <manifest:file-entry manifest:full-path="Pictures/1000000000000578000003E8C54B5342DFAB91D6.png" manifest:media-type="image/png"/>
  <manifest:file-entry manifest:full-path="Pictures/1000000000000578000003E89DC460C6584924CB.png" manifest:media-type="image/png"/>
  <manifest:file-entry manifest:full-path="Pictures/1000000000000578000003E81C162FE036D21D56.png" manifest:media-type="image/png"/>
  <manifest:file-entry manifest:full-path="Pictures/100000000000060D0000030FFEC56C8B4EECC81E.png" manifest:media-type="image/png"/>
  <manifest:file-entry manifest:full-path="Pictures/1000000000000383000000405C720A1B7D493B68.png" manifest:media-type="image/png"/>
  <manifest:file-entry manifest:full-path="Pictures/10000000000002BD00000032EB3EE513C8812A01.png" manifest:media-type="image/png"/>
  <manifest:file-entry manifest:full-path="Pictures/100000000000018B000000909E7D7138B8E8FCA3.png" manifest:media-type="image/png"/>
  <manifest:file-entry manifest:full-path="Pictures/10000000000003820000004CECAA05233FFB5A62.png" manifest:media-type="image/png"/>
  <manifest:file-entry manifest:full-path="Pictures/10000000000004EC0000018B3D63A44100DEF0EA.png" manifest:media-type="image/png"/>
  <manifest:file-entry manifest:full-path="Pictures/10000000000003690000004F6D626353CC0911D4.png" manifest:media-type="image/png"/>
  <manifest:file-entry manifest:full-path="Pictures/1000000100000190000001904EFC9CC0648F9E24.png" manifest:media-type="image/png"/>
  <manifest:file-entry manifest:full-path="Pictures/1000000000000261000000616CE69BF81FFEA537.png" manifest:media-type="image/png"/>
  <manifest:file-entry manifest:full-path="Pictures/1000000000000578000003E8711FEE16A91306C0.png" manifest:media-type="image/png"/>
  <manifest:file-entry manifest:full-path="Pictures/10000000000002D70000004BB4B6EAAD3D6BBB0D.png" manifest:media-type="image/png"/>
  <manifest:file-entry manifest:full-path="Pictures/10000000000003DE000001B769A300C220D2784F.png" manifest:media-type="image/png"/>
  <manifest:file-entry manifest:full-path="Pictures/100000010000025800000188CACFA4B0C4DC4533.png" manifest:media-type="image/png"/>
  <manifest:file-entry manifest:full-path="Pictures/10000000000003A60000005E08FCAA806C9E4A10.png" manifest:media-type="image/png"/>
  <manifest:file-entry manifest:full-path="Pictures/100000000000018A0000004E753C283A2BC3DEF5.png" manifest:media-type="image/png"/>
  <manifest:file-entry manifest:full-path="Pictures/10000000000004D80000018775B32F20C4584942.png" manifest:media-type="image/png"/>
  <manifest:file-entry manifest:full-path="Pictures/100000000000018700000037470E0FC3854D4762.png" manifest:media-type="image/png"/>
  <manifest:file-entry manifest:full-path="Pictures/100000000000022C00000040FE4471FA32A0ADD8.png" manifest:media-type="image/png"/>
  <manifest:file-entry manifest:full-path="Pictures/10000000000004DF00000185B3B9D7394A424B45.png" manifest:media-type="image/png"/>
  <manifest:file-entry manifest:full-path="Pictures/10000000000003CE000001C71F4870C3C1DD5FA2.png" manifest:media-type="image/png"/>
  <manifest:file-entry manifest:full-path="Pictures/10000000000002B100000043CE29EDDB1570CBB9.png" manifest:media-type="image/png"/>
  <manifest:file-entry manifest:full-path="Pictures/1000000100000253000000470DC5FDD645C16CE4.png" manifest:media-type="image/png"/>
  <manifest:file-entry manifest:full-path="Pictures/100000000000027000000117CF3AF1B08F4DEA82.png" manifest:media-type="image/png"/>
  <manifest:file-entry manifest:full-path="Pictures/1000000000000515000001343C9F40D7AC5FC741.png" manifest:media-type="image/png"/>
  <manifest:file-entry manifest:full-path="Pictures/10000000000003E8000001F4284A52885B50F761.png" manifest:media-type="image/png"/>
  <manifest:file-entry manifest:full-path="Pictures/10000000000003E8000001F43E4BBC6B696CA5EE.png" manifest:media-type="image/png"/>
  <manifest:file-entry manifest:full-path="Pictures/1000000100000372000003726DF2BCFD81A80C26.png" manifest:media-type="image/png"/>
  <manifest:file-entry manifest:full-path="Pictures/10000000000003E8000001F4C23CE192FDD63D08.png" manifest:media-type="image/png"/>
  <manifest:file-entry manifest:full-path="Pictures/1000000000000304000001439322DE5AE86CC6E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out_20_fill_5f_1">
      <style:graphic-properties svg:stroke-width="0.035cm" svg:stroke-color="#000000" draw:marker-start-width="0.252cm" draw:marker-end-width="0.252cm" draw:fill="solid" draw:textarea-vertical-align="middle" fo:padding-top="0.142cm" fo:padding-bottom="0.142cm" fo:padding-left="0.267cm" fo:padding-right="0.267cm"/>
    </style:style>
    <style:style style:name="gr3" style:family="graphic">
      <style:graphic-properties style:protect="size"/>
    </style:style>
    <style:style style:name="gr4" style:family="graphic" style:parent-style-name="Default_20_Drawing_20_Style_5f_1">
      <style:graphic-properties draw:stroke="none" svg:stroke-color="#000000" draw:fill="none" draw:fill-color="#ffffff" draw:auto-grow-height="true" draw:auto-grow-width="false" fo:max-height="0cm" fo:min-height="9.9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016cm"/>
      <style:paragraph-properties style:writing-mode="lr-tb"/>
    </style:style>
    <style:style style:name="gr6" style:family="graphic" style:parent-style-name="Default_20_Drawing_20_Style_5f_1">
      <style:graphic-properties draw:stroke="none" svg:stroke-color="#000000" draw:fill="none" draw:fill-color="#ffffff" draw:auto-grow-height="true" draw:auto-grow-width="false" fo:max-height="0cm" fo:min-height="3.649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6.016cm"/>
      <style:paragraph-properties style:writing-mode="lr-tb"/>
    </style:style>
    <style:style style:name="gr8" style:family="graphic" style:parent-style-name="Default_20_Drawing_20_Style_5f_2">
      <style:graphic-properties draw:stroke="none" draw:fill="none" fo:min-height="0.713cm"/>
      <style:paragraph-properties style:writing-mode="lr-tb"/>
    </style:style>
    <style:style style:name="gr9" style:family="graphic" style:parent-style-name="standard">
      <style:graphic-properties draw:stroke="none" draw:fill="none" fo:min-height="1.601cm"/>
      <style:paragraph-properties style:writing-mode="lr-tb"/>
    </style:style>
    <style:style style:name="gr10" style:family="graphic" style:parent-style-name="standard">
      <style:graphic-properties draw:stroke="none" draw:fill="none" fo:min-height="0.801cm"/>
      <style:paragraph-properties style:writing-mode="lr-tb"/>
    </style:style>
    <style:style style:name="gr11" style:family="graphic" style:parent-style-name="standard" style:list-style-name="L1">
      <style:graphic-properties draw:stroke="none" draw:fill="none" fo:min-height="1.601cm"/>
      <style:paragraph-properties style:writing-mode="lr-tb"/>
    </style:style>
    <style:style style:name="gr12" style:family="graphic" style:parent-style-name="standard">
      <style:graphic-properties draw:stroke="none" draw:fill="none" fo:min-height="4.001cm"/>
      <style:paragraph-properties style:writing-mode="lr-tb"/>
    </style:style>
    <style:style style:name="gr13" style:family="graphic" style:parent-style-name="standard">
      <style:graphic-properties draw:stroke="none" draw:fill="none" fo:min-height="2.021cm"/>
      <style:paragraph-properties style:writing-mode="lr-tb"/>
    </style:style>
    <style:style style:name="gr14" style:family="graphic" style:parent-style-name="standard">
      <style:graphic-properties draw:stroke="none" draw:fill="none" fo:min-height="2.821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6.019cm" fo:min-width="3.435cm"/>
      <style:paragraph-properties style:writing-mode="lr-tb"/>
    </style:style>
    <style:style style:name="gr16"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25cm" fo:min-width="0cm" fo:padding-top="0.165cm" fo:padding-bottom="0.165cm" fo:padding-left="0.29cm" fo:padding-right="0.29cm"/>
    </style:style>
    <style:style style:name="gr17"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17cm" fo:min-width="0cm" fo:padding-top="0.165cm" fo:padding-bottom="0.165cm" fo:padding-left="0.29cm" fo:padding-right="0.29cm"/>
    </style:style>
    <style:style style:name="gr18" style:family="graphic" style:parent-style-name="standard">
      <style:graphic-properties draw:stroke="none" svg:stroke-color="#000000" draw:fill="none" draw:fill-color="#ffffff" draw:textarea-horizontal-align="left" draw:auto-grow-height="true" draw:auto-grow-width="true" fo:min-height="1.004cm" fo:min-width="24.1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3.01cm" fo:min-width="20.70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5.016cm" fo:min-width="24.69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97cm" fo:min-width="12.152cm"/>
      <style:paragraph-properties style:writing-mode="lr-tb"/>
    </style:style>
    <style:style style:name="gr22" style:family="graphic" style:parent-style-name="objectwithoutfill">
      <style:graphic-properties svg:stroke-color="#000000" draw:marker-end="Arrowheads_20_1"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497cm" fo:min-width="1.18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2.97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97cm" fo:min-width="8.59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208cm" fo:min-width="18.84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97cm" fo:min-width="9.18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208cm" fo:min-width="17.4cm"/>
      <style:paragraph-properties style:writing-mode="lr-tb"/>
    </style:style>
    <style:style style:name="gr2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17cm" fo:min-width="0.52cm" fo:padding-top="0.165cm" fo:padding-bottom="0.165cm" fo:padding-left="0.29cm" fo:padding-right="0.29cm"/>
    </style:style>
    <style:style style:name="gr30" style:family="graphic" style:parent-style-name="standard">
      <style:graphic-properties draw:stroke="none" svg:stroke-color="#000000" draw:fill="none" draw:fill-color="#ffffff" draw:textarea-horizontal-align="left" draw:auto-grow-height="true" draw:auto-grow-width="true" fo:min-height="1.208cm" fo:min-width="18.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1.72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82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6.7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7.21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2.629cm"/>
      <style:paragraph-properties style:writing-mode="lr-tb"/>
    </style:style>
    <style:style style:name="gr40" style:family="graphic" style:parent-style-name="objectwithoutfill">
      <style:graphic-properties svg:stroke-color="#000000" draw:marker-end="Arrowheads_20_2" draw:marker-end-width="0.3cm" draw:fill="none" draw:fill-color="#000000" draw:textarea-vertical-align="middle"/>
    </style:style>
    <style:style style:name="gr41"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2" style:family="graphic" style:parent-style-name="objectwithoutfill">
      <style:graphic-properties svg:stroke-color="#000000" draw:marker-end="Arrowheads_20_3" draw:marker-end-width="0.3cm" draw:fill="none" draw:textarea-vertical-align="middle"/>
    </style:style>
    <style:style style:name="gr43"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0.8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5.44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text-properties style:font-name="Latin Modern Roman" fo:font-size="18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Latin Modern Roman" fo:font-size="24pt" style:font-size-asian="24pt" style:font-size-complex="24pt"/>
    </style:style>
    <style:style style:name="P8" style:family="paragraph">
      <loext:graphic-properties draw:fill="none"/>
      <style:paragraph-properties style:writing-mode="lr-tb"/>
    </style:style>
    <style:style style:name="P9" style:family="paragraph">
      <style:paragraph-properties fo:margin-top="0.42cm" fo:margin-bottom="0.35cm"/>
    </style:style>
    <style:style style:name="P10" style:family="paragraph">
      <loext:graphic-properties draw:fill="none"/>
      <style:paragraph-properties fo:margin-top="0.42cm" fo:margin-bottom="0.35cm" style:writing-mode="lr-tb"/>
      <style:text-properties style:font-name="Latin Modern Roman" fo:font-size="16pt" style:font-size-asian="16pt" style:font-size-complex="16pt"/>
    </style:style>
    <style:style style:name="P11" style:family="paragraph">
      <style:paragraph-properties fo:margin-left="0cm" fo:margin-right="0cm" fo:margin-top="0.42cm" fo:margin-bottom="0.35cm" fo:line-height="100%" fo:text-indent="0cm"/>
    </style:style>
    <style:style style:name="P12" style:family="paragraph">
      <loext:graphic-properties draw:fill="none"/>
      <style:paragraph-properties fo:margin-left="0cm" fo:margin-right="0cm" fo:margin-top="0.42cm" fo:margin-bottom="0.35cm" fo:line-height="100%" fo:text-indent="0cm" style:writing-mode="lr-tb"/>
      <style:text-properties fo:font-size="16pt" style:font-size-asian="16pt" style:font-size-complex="16pt"/>
    </style:style>
    <style:style style:name="P13" style:family="paragraph">
      <style:paragraph-properties fo:margin-top="0.42cm" fo:margin-bottom="0.35cm" fo:text-align="start"/>
    </style:style>
    <style:style style:name="P14" style:family="paragraph">
      <loext:graphic-properties draw:fill="none"/>
      <style:paragraph-properties fo:margin-top="0.42cm" fo:margin-bottom="0.35cm" fo:text-align="start" style:writing-mode="lr-tb"/>
      <style:text-properties style:font-name="Latin Modern Roman" fo:font-size="16pt" style:font-size-asian="16pt" style:font-size-complex="16pt"/>
    </style:style>
    <style:style style:name="P15" style:family="paragraph">
      <loext:graphic-properties draw:fill="none" draw:fill-color="#ffffff"/>
      <style:paragraph-properties style:writing-mode="lr-tb"/>
      <style:text-properties style:font-name="Latin Modern Roman" fo:font-size="20pt" style:font-size-asian="20pt" style:font-size-complex="20pt"/>
    </style:style>
    <style:style style:name="P16" style:family="paragraph">
      <loext:graphic-properties draw:fill="none" draw:fill-color="#ffffff"/>
      <style:paragraph-properties style:writing-mode="lr-tb"/>
      <style:text-properties style:font-name="Courier1" fo:font-size="14pt" fo:font-weight="bold" style:font-size-asian="14pt" style:font-weight-asian="bold" style:font-size-complex="14pt" style:font-weight-complex="bold"/>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style:writing-mode="lr-tb"/>
      <style:text-properties fo:color="#c9211e" loext:opacity="100%" style:font-name="Courier1" fo:font-size="14pt" fo:font-weight="bold" style:font-size-asian="14pt" style:font-weight-asian="bold" style:font-size-complex="14pt" style:font-weight-complex="bold"/>
    </style:style>
    <style:style style:name="P19" style:family="paragraph">
      <loext:graphic-properties draw:fill="none" draw:fill-color="#ffffff"/>
      <style:paragraph-properties style:writing-mode="lr-tb"/>
      <style:text-properties style:font-name="Latin Modern Roman"/>
    </style:style>
    <style:style style:name="P20" style:family="paragraph">
      <loext:graphic-properties draw:fill="none" draw:fill-color="#ffffff"/>
      <style:paragraph-properties style:writing-mode="lr-tb"/>
      <style:text-properties style:font-name="Latin Modern Roman" fo:font-size="22pt" style:font-size-asian="22pt" style:font-size-complex="22pt"/>
    </style:style>
    <style:style style:name="P21" style:family="paragraph">
      <loext:graphic-properties draw:fill="none" draw:fill-color="#000000"/>
      <style:paragraph-properties fo:text-align="center"/>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4pt" style:font-size-asian="14pt" style:font-size-complex="14pt"/>
    </style:style>
    <style:style style:name="T1" style:family="text">
      <style:text-properties style:font-name="Latin Modern Roman" fo:font-size="18pt"/>
    </style:style>
    <style:style style:name="T2" style:family="text">
      <style:text-properties style:font-name="Latin Modern Roman" fo:font-size="18pt" fo:font-style="italic" style:font-style-asian="italic" style:font-style-complex="italic"/>
    </style:style>
    <style:style style:name="T3" style:family="text">
      <style:text-properties style:font-name="Latin Modern Roman" fo:font-size="24pt" style:font-size-asian="24pt" style:font-size-complex="24pt"/>
    </style:style>
    <style:style style:name="T4" style:family="text">
      <style:text-properties style:font-name="Latin Modern Roman" fo:font-size="16pt" style:font-size-asian="16pt" style:font-size-complex="16pt"/>
    </style:style>
    <style:style style:name="T5" style:family="text">
      <style:text-properties style:font-name="Latin Modern Roman" fo:font-size="16pt" style:text-underline-style="solid" style:text-underline-width="auto" style:text-underline-color="font-color" style:font-size-asian="16pt" style:font-size-complex="16pt"/>
    </style:style>
    <style:style style:name="T6" style:family="text">
      <style:text-properties style:font-name="Latin Modern Roman" fo:font-size="20pt" style:font-size-asian="20pt" style:font-size-complex="20pt"/>
    </style:style>
    <style:style style:name="T7" style:family="text">
      <style:text-properties style:font-name="Courier1" fo:font-size="14pt" fo:font-weight="bold" style:font-size-asian="14pt" style:font-weight-asian="bold" style:font-size-complex="14pt" style:font-weight-complex="bold"/>
    </style:style>
    <style:style style:name="T8" style:family="text">
      <style:text-properties style:text-position="-8% 58%"/>
    </style:style>
    <style:style style:name="T9" style:family="text">
      <style:text-properties fo:color="#c9211e" loext:opacity="100%" style:font-name="Latin Modern Roman" fo:font-size="14pt" fo:font-weight="bold" style:font-size-asian="14pt" style:font-weight-asian="bold" style:font-size-complex="14pt" style:font-weight-complex="bold"/>
    </style:style>
    <style:style style:name="T10" style:family="text">
      <style:text-properties fo:color="#c9211e" loext:opacity="100%" style:font-name="Courier1" fo:font-size="14pt" fo:font-weight="bold" style:font-size-asian="14pt" style:font-weight-asian="bold" style:font-size-complex="14pt" style:font-weight-complex="bold"/>
    </style:style>
    <style:style style:name="T11" style:family="text">
      <style:text-properties style:font-name="Latin Modern Roman"/>
    </style:style>
    <style:style style:name="T12" style:family="text">
      <style:text-properties style:text-position="-8% 58%" style:font-name="Latin Modern Roman"/>
    </style:style>
    <style:style style:name="T13" style:family="text">
      <style:text-properties fo:font-variant="normal" fo:text-transform="none" style:use-window-font-color="true" loext:opacity="0%" style:text-outline="false" style:text-line-through-style="none" style:text-line-through-type="none" style:font-name="Latin Modern Roman"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4" style:family="text">
      <style:text-properties style:font-name="Latin Modern Roman" fo:font-size="22pt" style:font-size-asian="22pt" style:font-size-complex="22pt"/>
    </style:style>
    <style:style style:name="T15" style:family="text">
      <style:text-properties style:font-name="Latin Modern Roman" fo:font-size="18pt" fo:font-weight="bold" style:font-weight-asian="bold" style:font-weight-complex="bold"/>
    </style:style>
    <style:style style:name="T16" style:family="text">
      <style:text-properties fo:font-variant="normal" fo:text-transform="none" style:use-window-font-color="true" loext:opacity="0%" style:text-outline="false" style:text-line-through-style="none" style:text-line-through-type="none"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33%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 style:family="text">
      <style:text-properties style:text-position="33% 58%" style:font-name="Latin Modern Roman" fo:font-size="18pt"/>
    </style:style>
    <style:style style:name="T19" style:family="text">
      <style:text-properties style:font-name="Latin Modern Roman" fo:font-size="14pt" style:font-size-asian="14pt" style:font-size-complex="14pt"/>
    </style:style>
    <style:style style:name="T20" style:family="text">
      <style:text-properties style:text-position="33% 58%" style:font-name="Latin Modern Roman" fo:font-size="14pt" style:font-size-asian="14pt" style:font-size-complex="14pt"/>
    </style:style>
    <style:style style:name="T21" style:family="text">
      <style:text-properties style:font-name="Symbol"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275cm" svg:height="1.163cm" svg:x="13.8cm" svg:y="13.2cm">
          <draw:image xlink:href="Pictures/100000000000018700000037470E0FC3854D476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text-style-name="P5" draw:layer="layout" svg:width="20cm" svg:height="10.173cm" svg:x="4.6cm" svg:y="2.1cm">
          <draw:text-box>
            <text:p><text:span text:style-name="T1">Quiz:</text:span></text:p>
            <text:p><text:span text:style-name="T1"/></text:p>
            <text:p><text:span text:style-name="T1">According to a Forbes magazine article, one of the factors that help to become a billionaire is "to be born in September", because:</text:span></text:p>
            <text:p><text:span text:style-name="T1"/></text:p>
            <text:p text:style-name="P4"><text:span text:style-name="T2">"More self-made billionaires were born in September than any other month. [...]</text:span></text:p>
            <text:p text:style-name="P4"><text:span text:style-name="T2">Of the 678 self-made billionaires worldwide, 64 have September birth dates."</text:span></text:p>
            <text:p><text:span text:style-name="T1"/></text:p>
            <text:p><text:span text:style-name="T1">What do you think is wrong with this assertion?</text:span></text:p>
          </draw:text-box>
        </draw:frame>
        <presentation:notes draw:style-name="dp2">
          <draw:page-thumbnail draw:style-name="gr3"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6.838cm" svg:height="11cm" svg:x="5.7cm" svg:y="2.5cm">
          <draw:image xlink:href="Pictures/100000010000025800000188CACFA4B0C4DC4533.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3.603cm" svg:height="5.587cm" svg:x="2.277cm" svg:y="5.144cm">
          <draw:image xlink:href="Pictures/1000000000000515000001343C9F40D7AC5FC741.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7.96cm" svg:height="7.964cm" svg:x="5.099cm" svg:y="3.356cm">
          <draw:image xlink:href="Pictures/10000000000003DE000001B769A300C220D2784F.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1.69cm" svg:height="1.861cm" svg:x="13.8cm" svg:y="12.748cm">
          <draw:image xlink:href="Pictures/1000000000000261000000616CE69BF81FFEA537.png" xlink:type="simple" xlink:show="embed" xlink:actuate="onLoad" draw:mime-type="image/png">
            <text:p/>
          </draw:image>
        </draw:fram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22.048cm" svg:height="15.749cm" svg:x="3.059cm" svg:y="0.042cm">
          <draw:image xlink:href="Pictures/1000000000000578000003E8C54B5342DFAB91D6.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2.048cm" svg:height="15.749cm" svg:x="3.059cm" svg:y="0.042cm">
          <draw:image xlink:href="Pictures/1000000000000578000003E8186D8311513D8219.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2.048cm" svg:height="15.749cm" svg:x="3.059cm" svg:y="0.042cm">
          <draw:image xlink:href="Pictures/1000000000000578000003E89DC460C6584924CB.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22.048cm" svg:height="15.749cm" svg:x="3.059cm" svg:y="0.042cm">
          <draw:image xlink:href="Pictures/1000000000000578000003E81C162FE036D21D56.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22.048cm" svg:height="15.749cm" svg:x="3.059cm" svg:y="0.042cm">
          <draw:image xlink:href="Pictures/1000000000000578000003E8711FEE16A91306C0.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text-style-name="P7" draw:layer="layout" svg:width="19.5cm" svg:height="6.266cm" svg:x="4.5cm" svg:y="4.234cm">
          <draw:text-box>
            <text:list text:style-name="L2">
              <text:list-item>
                <text:p><text:span text:style-name="T3">Generate two samples (A and B, say) of 100 random numbers between 0 and 1</text:span></text:p>
              </text:list-item>
              <text:list-item>
                <text:p><text:span text:style-name="T3">Calculate the ratios A/B and B/A</text:span></text:p>
              </text:list-item>
              <text:list-item>
                <text:p><text:span text:style-name="T3">Create a 4 x 4 figure with KDEs and rug plots of A/B, B/A, ln(A/B) and ln(B/A).</text:span></text:p>
              </text:list-item>
            </text:list>
          </draw:text-box>
        </draw:frame>
        <presentation:notes draw:style-name="dp2">
          <draw:page-thumbnail draw:style-name="gr3"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768cm" svg:height="1.354cm" svg:x="13.832cm" svg:y="13.2cm">
          <draw:image xlink:href="Pictures/100000000000022C00000040FE4471FA32A0ADD8.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10.256cm" svg:height="5.128cm" svg:x="7cm" svg:y="3.872cm">
          <draw:image xlink:href="Pictures/1000000100000190000000C8FEC8EE6A59C494D5.png" xlink:type="simple" xlink:show="embed" xlink:actuate="onLoad" draw:mime-type="image/png">
            <text:p/>
          </draw:image>
        </draw:frame>
        <draw:frame draw:style-name="gr6" draw:text-style-name="P5" draw:layer="layout" svg:width="20cm" svg:height="3.899cm" svg:x="5.5cm" svg:y="9.101cm">
          <draw:text-box>
            <text:p><text:span text:style-name="T1">1. Is this sample positively or negatively skewed?</text:span></text:p>
            <text:p><text:span text:style-name="T1">2. What is its interquartile range?</text:span></text:p>
          </draw:text-box>
        </draw:frame>
        <presentation:notes draw:style-name="dp2">
          <draw:page-thumbnail draw:style-name="gr3"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4" draw:text-style-name="P5" draw:layer="layout" svg:width="20cm" svg:height="10.173cm" svg:x="5.9cm" svg:y="2.101cm">
          <draw:text-box>
            <text:p><text:span text:style-name="T1">What is the third quartile of this distribution?</text:span></text:p>
          </draw:text-box>
        </draw:frame>
        <draw:frame draw:style-name="gr1" draw:text-style-name="P1" draw:layer="layout" svg:width="9.756cm" svg:height="9.756cm" svg:x="7.344cm" svg:y="4cm">
          <draw:image xlink:href="Pictures/1000000100000190000001901E290902733F8C32.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7" draw:text-style-name="P7" draw:layer="layout" svg:width="19.5cm" svg:height="6.266cm" svg:x="4.5cm" svg:y="4.234cm">
          <draw:text-box>
            <text:list text:style-name="L2">
              <text:list-header>
                <text:p><text:span text:style-name="T3">Using R, generate two samples (A and B) of 100 random numbers between 0 and 1, and calculate their logratio ln(A/B). Repeat 10 times and visualise the results as a box plot.</text:span></text:p>
              </text:list-header>
            </text:list>
          </draw:text-box>
        </draw:frame>
        <presentation:notes draw:style-name="dp2">
          <draw:page-thumbnail draw:style-name="gr3"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339cm" svg:height="1.65cm" svg:x="13.861cm" svg:y="13cm">
          <draw:image xlink:href="Pictures/100000000000018A0000004E753C283A2BC3DEF5.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8" draw:text-style-name="P8" draw:layer="layout" svg:width="10.755cm" svg:height="0.963cm" svg:x="8.045cm" svg:y="1.4cm">
          <draw:text-box>
            <text:p>https://www.menti.com/alqnaz9suej4</text:p>
          </draw:text-box>
        </draw:frame>
        <draw:frame draw:style-name="gr1" draw:text-style-name="P1" draw:layer="layout" svg:width="17.6cm" svg:height="8.896cm" svg:x="10.3cm" svg:y="4.104cm">
          <draw:image xlink:href="Pictures/100000000000060D0000030FFEC56C8B4EECC81E.png" xlink:type="simple" xlink:show="embed" xlink:actuate="onLoad" draw:mime-type="image/png">
            <text:p/>
          </draw:image>
        </draw:frame>
        <draw:frame draw:style-name="gr1" draw:text-style-name="P1" draw:layer="layout" svg:width="9.499cm" svg:height="9.499cm" svg:x="0.215cm" svg:y="3.653cm">
          <draw:image xlink:href="Pictures/1000000100000372000003726DF2BCFD81A80C26.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9" draw:text-style-name="P10" draw:layer="layout" svg:width="17.19cm" svg:height="1.851cm" svg:x="6.31cm" svg:y="6.149cm">
          <draw:text-box>
            <text:p text:style-name="P9"><text:span text:style-name="T4">How many ways are there to draw a hand of 2 cards from a deck of 52 when the order of the hand matters?</text:span></text:p>
          </draw:text-box>
        </draw:frame>
        <presentation:notes draw:style-name="dp2">
          <draw:page-thumbnail draw:style-name="gr3" draw:layer="layout" svg:width="19.798cm" svg:height="11.136cm" svg:x="0.6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9" draw:text-style-name="P10" draw:layer="layout" svg:width="17.19cm" svg:height="1.851cm" svg:x="6.31cm" svg:y="6.149cm">
          <draw:text-box>
            <text:p text:style-name="P9"><text:span text:style-name="T4">How many ways are there to draw a hand of 2 cards from a deck of 52 when you </text:span><text:span text:style-name="T5">don't</text:span><text:span text:style-name="T4"> care about the order of the hand?</text:span></text:p>
          </draw:text-box>
        </draw:frame>
        <presentation:notes draw:style-name="dp2">
          <draw:page-thumbnail draw:style-name="gr3" draw:layer="layout" svg:width="19.798cm" svg:height="11.136cm" svg:x="0.6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10" draw:text-style-name="P10" draw:layer="layout" svg:width="17.19cm" svg:height="1.051cm" svg:x="7.31cm" svg:y="6.949cm">
          <draw:text-box>
            <text:p text:style-name="P9"><text:span text:style-name="T4">How many ways are there to shuffle 4 cards?</text:span></text:p>
          </draw:text-box>
        </draw:frame>
        <presentation:notes draw:style-name="dp2">
          <draw:page-thumbnail draw:style-name="gr3"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11" draw:text-style-name="P12" draw:layer="layout" svg:width="17.5cm" svg:height="1.851cm" svg:x="6.5cm" svg:y="6.566cm">
          <draw:text-box>
            <text:p text:style-name="P11"><text:span text:style-name="T4">How many ways are there to pick 3 geologists from a group of 5?</text:span></text:p>
          </draw:text-box>
        </draw:frame>
        <presentation:notes draw:style-name="dp2">
          <draw:page-thumbnail draw:style-name="gr3" draw:layer="layout" svg:width="19.798cm" svg:height="11.136cm" svg:x="0.6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12" draw:text-style-name="P14" draw:layer="layout" svg:width="20.9cm" svg:height="4.251cm" svg:x="4.3cm" svg:y="5.429cm">
          <draw:text-box>
            <text:p text:style-name="P13"><text:span text:style-name="T4">95% of iron ore deposits are characterised by magnetic anomalies, and so are 98% of chromium deposits, and 1% of other rocks. 0.1% of all rocks contain iron ore, and 0.05% of rocks contain chromium ore. Suppose that we have found a magnetic anomaly. What is the probability that this is caused by an ore deposit?</text:span></text:p>
          </draw:text-box>
        </draw:frame>
        <presentation:notes draw:style-name="dp2">
          <draw:page-thumbnail draw:style-name="gr3" draw:layer="layout" svg:width="19.798cm" svg:height="11.136cm" svg:x="0.6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13" draw:text-style-name="P14" draw:layer="layout" svg:width="17.667cm" svg:height="2.271cm" svg:x="6.1cm" svg:y="5.7cm">
          <draw:text-box>
            <text:p text:style-name="P13"><text:span text:style-name="T4">How many ways are there to shuffle 52 cards?</text:span></text:p>
            <text:p text:style-name="P13"><text:span text:style-name="T4">(use R)</text:span></text:p>
          </draw:text-box>
        </draw:frame>
        <presentation:notes draw:style-name="dp2">
          <draw:page-thumbnail draw:style-name="gr3" draw:layer="layout" svg:width="19.798cm" svg:height="11.136cm" svg:x="0.6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13" draw:text-style-name="P14" draw:layer="layout" svg:width="17.667cm" svg:height="2.271cm" svg:x="6.1cm" svg:y="6cm">
          <draw:text-box>
            <text:p text:style-name="P13"><text:span text:style-name="T4">How many ways are there to rank one million people?</text:span></text:p>
            <text:p text:style-name="P13"><text:span text:style-name="T4">(use R)</text:span></text:p>
          </draw:text-box>
        </draw:frame>
        <presentation:notes draw:style-name="dp2">
          <draw:page-thumbnail draw:style-name="gr3" draw:layer="layout" svg:width="19.798cm" svg:height="11.136cm" svg:x="0.6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14" draw:text-style-name="P14" draw:layer="layout" svg:width="20.9cm" svg:height="3.071cm" svg:x="5.1cm" svg:y="6.429cm">
          <draw:text-box>
            <text:p text:style-name="P13"><text:span text:style-name="T4">How many ways are there to draw 6 lottery numbers from a collection of 59?</text:span></text:p>
            <text:p text:style-name="P13"><text:span text:style-name="T4">(use R)</text:span></text:p>
          </draw:text-box>
        </draw:frame>
        <presentation:notes draw:style-name="dp2">
          <draw:page-thumbnail draw:style-name="gr3" draw:layer="layout" svg:width="19.798cm" svg:height="11.136cm" svg:x="0.6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15" draw:text-style-name="P15" draw:layer="layout" svg:width="3.935cm" svg:height="6.269cm" svg:x="4.3cm" svg:y="4.4cm">
          <draw:text-box>
            <text:p><text:span text:style-name="T6">Question 1</text:span></text:p>
            <text:p><text:span text:style-name="T6"/></text:p>
            <text:p><text:span text:style-name="T6">Answer a</text:span></text:p>
            <text:p><text:span text:style-name="T6">Answer b</text:span></text:p>
            <text:p><text:span text:style-name="T6">Answer c</text:span></text:p>
            <text:p><text:span text:style-name="T6">Answer d</text:span></text:p>
          </draw:text-box>
        </draw:frame>
        <draw:frame draw:style-name="gr15" draw:text-style-name="P15" draw:layer="layout" svg:width="3.935cm" svg:height="6.269cm" svg:x="9.301cm" svg:y="4.401cm">
          <draw:text-box>
            <text:p><text:span text:style-name="T6">Question 2</text:span></text:p>
            <text:p><text:span text:style-name="T6"/></text:p>
            <text:p><text:span text:style-name="T6">Answer a</text:span></text:p>
            <text:p><text:span text:style-name="T6">Answer b</text:span></text:p>
            <text:p><text:span text:style-name="T6">Answer c</text:span></text:p>
            <text:p><text:span text:style-name="T6">Answer d</text:span></text:p>
          </draw:text-box>
        </draw:frame>
        <draw:frame draw:style-name="gr15" draw:text-style-name="P15" draw:layer="layout" svg:width="3.935cm" svg:height="6.269cm" svg:x="14.301cm" svg:y="4.401cm">
          <draw:text-box>
            <text:p><text:span text:style-name="T6">Question 3</text:span></text:p>
            <text:p><text:span text:style-name="T6"/></text:p>
            <text:p><text:span text:style-name="T6">Answer a</text:span></text:p>
            <text:p><text:span text:style-name="T6">Answer b</text:span></text:p>
            <text:p><text:span text:style-name="T6">Answer c</text:span></text:p>
            <text:p><text:span text:style-name="T6">Answer d</text:span></text:p>
          </draw:text-box>
        </draw:frame>
        <draw:frame draw:style-name="gr15" draw:text-style-name="P15" draw:layer="layout" svg:width="3.935cm" svg:height="6.269cm" svg:x="19.302cm" svg:y="4.402cm">
          <draw:text-box>
            <text:p><text:span text:style-name="T6">Question 4</text:span></text:p>
            <text:p><text:span text:style-name="T6"/></text:p>
            <text:p><text:span text:style-name="T6">Answer a</text:span></text:p>
            <text:p><text:span text:style-name="T6">Answer b</text:span></text:p>
            <text:p><text:span text:style-name="T6">Answer c</text:span></text:p>
            <text:p><text:span text:style-name="T6">Answer d</text:span></text:p>
          </draw:text-box>
        </draw:frame>
        <draw:custom-shape draw:style-name="gr16" draw:text-style-name="P1" draw:layer="layout" svg:width="0.5cm" svg:height="0.5cm" svg:x="3.8cm" svg:y="6.8cm">
          <text:p/>
          <draw:enhanced-geometry svg:viewBox="0 0 21600 21600" draw:type="rectangle" draw:enhanced-path="M 0 0 L 21600 0 21600 21600 0 21600 0 0 Z N"/>
        </draw:custom-shape>
        <draw:custom-shape draw:style-name="gr17" draw:text-style-name="P1" draw:layer="layout" svg:width="0.5cm" svg:height="0.5cm" svg:x="3.8cm" svg:y="7.8cm">
          <text:p/>
          <draw:enhanced-geometry svg:viewBox="0 0 21600 21600" draw:type="rectangle" draw:enhanced-path="M 0 0 L 21600 0 21600 21600 0 21600 0 0 Z N"/>
        </draw:custom-shape>
        <draw:custom-shape draw:style-name="gr17" draw:text-style-name="P1" draw:layer="layout" svg:width="0.5cm" svg:height="0.5cm" svg:x="3.8cm" svg:y="8.8cm">
          <text:p/>
          <draw:enhanced-geometry svg:viewBox="0 0 21600 21600" draw:type="rectangle" draw:enhanced-path="M 0 0 L 21600 0 21600 21600 0 21600 0 0 Z N"/>
        </draw:custom-shape>
        <draw:custom-shape draw:style-name="gr17" draw:text-style-name="P1" draw:layer="layout" svg:width="0.5cm" svg:height="0.5cm" svg:x="3.8cm" svg:y="9.8cm">
          <text:p/>
          <draw:enhanced-geometry svg:viewBox="0 0 21600 21600" draw:type="rectangle" draw:enhanced-path="M 0 0 L 21600 0 21600 21600 0 21600 0 0 Z N"/>
        </draw:custom-shape>
        <draw:custom-shape draw:style-name="gr17" draw:text-style-name="P1" draw:layer="layout" svg:width="0.5cm" svg:height="0.5cm" svg:x="8.8cm" svg:y="6.8cm">
          <text:p/>
          <draw:enhanced-geometry svg:viewBox="0 0 21600 21600" draw:type="rectangle" draw:enhanced-path="M 0 0 L 21600 0 21600 21600 0 21600 0 0 Z N"/>
        </draw:custom-shape>
        <draw:custom-shape draw:style-name="gr17" draw:text-style-name="P1" draw:layer="layout" svg:width="0.5cm" svg:height="0.5cm" svg:x="8.8cm" svg:y="7.8cm">
          <text:p/>
          <draw:enhanced-geometry svg:viewBox="0 0 21600 21600" draw:type="rectangle" draw:enhanced-path="M 0 0 L 21600 0 21600 21600 0 21600 0 0 Z N"/>
        </draw:custom-shape>
        <draw:custom-shape draw:style-name="gr17" draw:text-style-name="P1" draw:layer="layout" svg:width="0.5cm" svg:height="0.5cm" svg:x="8.8cm" svg:y="8.8cm">
          <text:p/>
          <draw:enhanced-geometry svg:viewBox="0 0 21600 21600" draw:type="rectangle" draw:enhanced-path="M 0 0 L 21600 0 21600 21600 0 21600 0 0 Z N"/>
        </draw:custom-shape>
        <draw:custom-shape draw:style-name="gr17" draw:text-style-name="P1" draw:layer="layout" svg:width="0.5cm" svg:height="0.5cm" svg:x="8.8cm" svg:y="9.8cm">
          <text:p/>
          <draw:enhanced-geometry svg:viewBox="0 0 21600 21600" draw:type="rectangle" draw:enhanced-path="M 0 0 L 21600 0 21600 21600 0 21600 0 0 Z N"/>
        </draw:custom-shape>
        <draw:custom-shape draw:style-name="gr17" draw:text-style-name="P1" draw:layer="layout" svg:width="0.5cm" svg:height="0.5cm" svg:x="13.8cm" svg:y="6.8cm">
          <text:p/>
          <draw:enhanced-geometry svg:viewBox="0 0 21600 21600" draw:type="rectangle" draw:enhanced-path="M 0 0 L 21600 0 21600 21600 0 21600 0 0 Z N"/>
        </draw:custom-shape>
        <draw:custom-shape draw:style-name="gr17" draw:text-style-name="P1" draw:layer="layout" svg:width="0.5cm" svg:height="0.5cm" svg:x="13.8cm" svg:y="7.8cm">
          <text:p/>
          <draw:enhanced-geometry svg:viewBox="0 0 21600 21600" draw:type="rectangle" draw:enhanced-path="M 0 0 L 21600 0 21600 21600 0 21600 0 0 Z N"/>
        </draw:custom-shape>
        <draw:custom-shape draw:style-name="gr17" draw:text-style-name="P1" draw:layer="layout" svg:width="0.5cm" svg:height="0.5cm" svg:x="13.8cm" svg:y="8.8cm">
          <text:p/>
          <draw:enhanced-geometry svg:viewBox="0 0 21600 21600" draw:type="rectangle" draw:enhanced-path="M 0 0 L 21600 0 21600 21600 0 21600 0 0 Z N"/>
        </draw:custom-shape>
        <draw:custom-shape draw:style-name="gr17" draw:text-style-name="P1" draw:layer="layout" svg:width="0.5cm" svg:height="0.5cm" svg:x="13.8cm" svg:y="9.8cm">
          <text:p/>
          <draw:enhanced-geometry svg:viewBox="0 0 21600 21600" draw:type="rectangle" draw:enhanced-path="M 0 0 L 21600 0 21600 21600 0 21600 0 0 Z N"/>
        </draw:custom-shape>
        <draw:custom-shape draw:style-name="gr17" draw:text-style-name="P1" draw:layer="layout" svg:width="0.5cm" svg:height="0.5cm" svg:x="18.8cm" svg:y="6.8cm">
          <text:p/>
          <draw:enhanced-geometry svg:viewBox="0 0 21600 21600" draw:type="rectangle" draw:enhanced-path="M 0 0 L 21600 0 21600 21600 0 21600 0 0 Z N"/>
        </draw:custom-shape>
        <draw:custom-shape draw:style-name="gr17" draw:text-style-name="P1" draw:layer="layout" svg:width="0.5cm" svg:height="0.5cm" svg:x="18.8cm" svg:y="7.8cm">
          <text:p/>
          <draw:enhanced-geometry svg:viewBox="0 0 21600 21600" draw:type="rectangle" draw:enhanced-path="M 0 0 L 21600 0 21600 21600 0 21600 0 0 Z N"/>
        </draw:custom-shape>
        <draw:custom-shape draw:style-name="gr17" draw:text-style-name="P1" draw:layer="layout" svg:width="0.5cm" svg:height="0.5cm" svg:x="18.8cm" svg:y="8.8cm">
          <text:p/>
          <draw:enhanced-geometry svg:viewBox="0 0 21600 21600" draw:type="rectangle" draw:enhanced-path="M 0 0 L 21600 0 21600 21600 0 21600 0 0 Z N"/>
        </draw:custom-shape>
        <draw:custom-shape draw:style-name="gr17" draw:text-style-name="P1" draw:layer="layout" svg:width="0.5cm" svg:height="0.5cm" svg:x="18.8cm" svg:y="9.8cm">
          <text:p/>
          <draw:enhanced-geometry svg:viewBox="0 0 21600 21600" draw:type="rectangle" draw:enhanced-path="M 0 0 L 21600 0 21600 21600 0 21600 0 0 Z N"/>
        </draw:custom-shape>
        <draw:frame draw:style-name="gr18" draw:text-style-name="P15" draw:layer="layout" svg:width="24.67cm" svg:height="1.254cm" svg:x="1cm" svg:y="0.74cm">
          <draw:text-box>
            <text:p><text:span text:style-name="T6">What is the chance of guessing two of these multiple choice questions right?</text:span></text:p>
          </draw:text-box>
        </draw:frame>
        <presentation:notes draw:style-name="dp2">
          <draw:page-thumbnail draw:style-name="gr3" draw:layer="layout" svg:width="19.798cm" svg:height="11.136cm" svg:x="0.6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19" draw:text-style-name="P15" draw:layer="layout" svg:width="21.207cm" svg:height="3.26cm" svg:x="4cm" svg:y="5.3cm">
          <draw:text-box>
            <text:p><text:span text:style-name="T6">A Scottish geology student goes mapping on five occasions.</text:span></text:p>
            <text:p><text:span text:style-name="T6">There is an 80% chance of rain per trip. What is the probability </text:span></text:p>
            <text:p><text:span text:style-name="T6">that the student enjoys at least two dry mapping trips?</text:span></text:p>
          </draw:text-box>
        </draw:frame>
        <presentation:notes draw:style-name="dp2">
          <draw:page-thumbnail draw:style-name="gr3" draw:layer="layout" svg:width="19.798cm" svg:height="11.136cm" svg:x="0.6cm" svg:y="2.257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1" draw:layer="layout" svg:width="22.623cm" svg:height="7.057cm" svg:x="2.741cm" svg:y="4.004cm">
          <draw:image xlink:href="Pictures/10000000000004DF00000185B3B9D7394A424B45.png" xlink:type="simple" xlink:show="embed" xlink:actuate="onLoad" draw:mime-type="image/png">
            <text:p/>
          </draw:image>
        </draw:frame>
        <presentation:notes draw:style-name="dp2">
          <draw:page-thumbnail draw:style-name="gr3" draw:layer="layout" svg:width="19.798cm" svg:height="11.136cm" svg:x="0.6cm" svg:y="2.257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1" draw:layer="layout" svg:width="22.859cm" svg:height="7.165cm" svg:x="2.723cm" svg:y="3.95cm">
          <draw:image xlink:href="Pictures/10000000000004EC0000018B3D63A44100DEF0EA.png" xlink:type="simple" xlink:show="embed" xlink:actuate="onLoad" draw:mime-type="image/png">
            <text:p/>
          </draw:image>
        </draw:frame>
        <presentation:notes draw:style-name="dp2">
          <draw:page-thumbnail draw:style-name="gr3" draw:layer="layout" svg:width="19.798cm" svg:height="11.136cm" svg:x="0.6cm" svg:y="2.257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1" draw:text-style-name="P1" draw:layer="layout" svg:width="22.496cm" svg:height="7.093cm" svg:x="2.805cm" svg:y="3.886cm">
          <draw:image xlink:href="Pictures/10000000000004D80000018775B32F20C4584942.png" xlink:type="simple" xlink:show="embed" xlink:actuate="onLoad" draw:mime-type="image/png">
            <text:p/>
          </draw:image>
        </draw:frame>
        <presentation:notes draw:style-name="dp2">
          <draw:page-thumbnail draw:style-name="gr3" draw:layer="layout" svg:width="19.798cm" svg:height="11.136cm" svg:x="0.6cm" svg:y="2.257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20" draw:text-style-name="P15" draw:layer="layout" svg:width="25.199cm" svg:height="5.266cm" svg:x="1.32cm" svg:y="4.237cm">
          <draw:text-box>
            <text:p><text:span text:style-name="T6">We believe that 50% of all dinosaur fossils are female (and 50% are male). </text:span></text:p>
            <text:p><text:span text:style-name="T6">A bone bed contains 50 dinosaur fossils among which 32 are female </text:span></text:p>
            <text:p><text:span text:style-name="T6">(and 18 are male). Do we have enough evidence to prove that the proportion </text:span></text:p>
            <text:p><text:span text:style-name="T6">of males and females is different? Do our data support the notion that </text:span></text:p>
            <text:p><text:span text:style-name="T6">females are more common than males?</text:span></text:p>
          </draw:text-box>
        </draw:frame>
        <presentation:notes draw:style-name="dp2">
          <draw:page-thumbnail draw:style-name="gr3" draw:layer="layout" svg:width="19.798cm" svg:height="11.136cm" svg:x="0.6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1" draw:text-style-name="P1" draw:layer="layout" svg:width="24.002cm" svg:height="12cm" svg:x="2.048cm" svg:y="1.7cm">
          <draw:image xlink:href="Pictures/10000000000003E8000001F4284A52885B50F761.png" xlink:type="simple" xlink:show="embed" xlink:actuate="onLoad" draw:mime-type="image/png">
            <text:p/>
          </draw:image>
        </draw:frame>
        <draw:frame draw:style-name="gr21" draw:text-style-name="P16" draw:layer="layout" svg:width="12.652cm" svg:height="0.747cm" svg:x="14.348cm" svg:y="0.2cm">
          <draw:text-box>
            <text:p><text:span text:style-name="T7">qbinom(p=c(0.025,0.975),size=50,prob=0.5)</text:span></text:p>
          </draw:text-box>
        </draw:frame>
        <draw:line draw:style-name="gr22" draw:text-style-name="P1" draw:layer="layout" svg:x1="19.7cm" svg:y1="0.947cm" svg:x2="19.2cm" svg:y2="2.2cm">
          <text:p/>
        </draw:line>
        <draw:line draw:style-name="gr22" draw:text-style-name="P1" draw:layer="layout" svg:x1="19.686cm" svg:y1="0.947cm" svg:x2="21.7cm" svg:y2="2.2cm">
          <text:p/>
        </draw:line>
        <draw:frame draw:style-name="gr23" draw:text-style-name="P16" draw:layer="layout" svg:width="1.687cm" svg:height="0.747cm" svg:x="6.148cm" svg:y="1.101cm">
          <draw:text-box>
            <text:p><text:span text:style-name="T7">k=18</text:span></text:p>
          </draw:text-box>
        </draw:frame>
        <draw:frame draw:style-name="gr24" draw:text-style-name="P17" draw:layer="layout" svg:width="3.478cm" svg:height="1.673cm" svg:x="1.404cm" svg:y="0cm">
          <draw:text-box>
            <text:p>H<text:span text:style-name="T8">0</text:span>: p = 0.5</text:p>
            <text:p>H<text:span text:style-name="T8">a</text:span>: p ≠ 0.5</text:p>
          </draw:text-box>
        </draw:frame>
        <draw:frame draw:style-name="gr21" draw:text-style-name="P16" draw:layer="layout" svg:width="12.652cm" svg:height="0.747cm" svg:x="2.948cm" svg:y="14.1cm">
          <draw:text-box>
            <text:p><text:span text:style-name="T7">qbinom(p=c(0.025,0.975),size=50,prob=0.5)</text:span></text:p>
          </draw:text-box>
        </draw:frame>
        <draw:line draw:style-name="gr22" draw:text-style-name="P1" draw:layer="layout" svg:x1="8cm" svg:y1="14.1cm" svg:x2="7cm" svg:y2="12.8cm">
          <text:p/>
        </draw:line>
        <draw:line draw:style-name="gr22" draw:text-style-name="P1" draw:layer="layout" svg:x1="8cm" svg:y1="14.1cm" svg:x2="9.9cm" svg:y2="12.8cm">
          <text:p/>
        </draw:line>
        <draw:frame draw:style-name="gr25" draw:text-style-name="P16" draw:layer="layout" svg:width="9.096cm" svg:height="0.747cm" svg:x="15.4cm" svg:y="11.5cm">
          <draw:text-box>
            <text:p><text:span text:style-name="T7">pbinom(q=18,size=50,prob=0.5)</text:span></text:p>
          </draw:text-box>
        </draw:frame>
        <draw:frame draw:style-name="gr26" draw:text-style-name="P18" draw:layer="layout" svg:width="19.345cm" svg:height="1.458cm" svg:x="8.65cm" svg:y="14.702cm">
          <draw:text-box>
            <text:p><text:span text:style-name="T9">Alternatively: </text:span><text:span text:style-name="T10">binom.test(x=18,p=0.5,n=50,alternative='two.sided')</text:span></text:p>
          </draw:text-box>
        </draw:frame>
        <presentation:notes draw:style-name="dp2">
          <draw:page-thumbnail draw:style-name="gr3" draw:layer="layout" svg:width="19.798cm" svg:height="11.136cm" svg:x="0.6cm" svg:y="2.257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1" draw:text-style-name="P1" draw:layer="layout" svg:width="24.003cm" svg:height="12cm" svg:x="1.5cm" svg:y="1.6cm">
          <draw:image xlink:href="Pictures/10000000000003E8000001F43E4BBC6B696CA5EE.png" xlink:type="simple" xlink:show="embed" xlink:actuate="onLoad" draw:mime-type="image/png">
            <text:p/>
          </draw:image>
        </draw:frame>
        <draw:frame draw:style-name="gr27" draw:text-style-name="P16" draw:layer="layout" svg:width="9.688cm" svg:height="0.747cm" svg:x="14.948cm" svg:y="0cm">
          <draw:text-box>
            <text:p><text:span text:style-name="T7">qbinom(p=0.05,size=50,prob=0.5)</text:span></text:p>
          </draw:text-box>
        </draw:frame>
        <draw:line draw:style-name="gr22" draw:text-style-name="P1" draw:layer="layout" svg:x1="19.2cm" svg:y1="0.747cm" svg:x2="18.7cm" svg:y2="2cm">
          <text:p/>
        </draw:line>
        <draw:frame draw:style-name="gr23" draw:text-style-name="P16" draw:layer="layout" svg:width="1.687cm" svg:height="0.747cm" svg:x="5.548cm" svg:y="0.901cm">
          <draw:text-box>
            <text:p><text:span text:style-name="T7">k=18</text:span></text:p>
          </draw:text-box>
        </draw:frame>
        <draw:frame draw:style-name="gr24" draw:text-style-name="P17" draw:layer="layout" svg:width="3.478cm" svg:height="1.673cm" svg:x="1.404cm" svg:y="0cm">
          <draw:text-box>
            <text:p>H<text:span text:style-name="T8">0</text:span>: p = 0.5</text:p>
            <text:p>H<text:span text:style-name="T8">a</text:span>: p &lt; 0.5</text:p>
          </draw:text-box>
        </draw:frame>
        <draw:frame draw:style-name="gr27" draw:text-style-name="P16" draw:layer="layout" svg:width="9.688cm" svg:height="0.747cm" svg:x="2.948cm" svg:y="14.001cm">
          <draw:text-box>
            <text:p><text:span text:style-name="T7">qbinom(p=0.05,size=50,prob=0.5)</text:span></text:p>
          </draw:text-box>
        </draw:frame>
        <draw:line draw:style-name="gr22" draw:text-style-name="P1" draw:layer="layout" svg:x1="7.086cm" svg:y1="13.947cm" svg:x2="6.6cm" svg:y2="12.7cm">
          <text:p/>
        </draw:line>
        <draw:frame draw:style-name="gr25" draw:text-style-name="P16" draw:layer="layout" svg:width="9.096cm" svg:height="0.747cm" svg:x="15.4cm" svg:y="12.001cm">
          <draw:text-box>
            <text:p><text:span text:style-name="T7">pbinom(q=18,size=50,prob=0.5)</text:span></text:p>
          </draw:text-box>
        </draw:frame>
        <draw:frame draw:style-name="gr28" draw:text-style-name="P18" draw:layer="layout" svg:width="17.9cm" svg:height="1.458cm" svg:x="10.1cm" svg:y="14.702cm">
          <draw:text-box>
            <text:p><text:span text:style-name="T9">Alternatively: </text:span><text:span text:style-name="T10">binom.test(x=18,p=0.5,n=50,alternative='less')</text:span></text:p>
          </draw:text-box>
        </draw:frame>
        <presentation:notes draw:style-name="dp2">
          <draw:page-thumbnail draw:style-name="gr3" draw:layer="layout" svg:width="19.798cm" svg:height="11.136cm" svg:x="0.6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1" draw:text-style-name="P1" draw:layer="layout" svg:width="23.143cm" svg:height="11.57cm" svg:x="2.358cm" svg:y="1.63cm">
          <draw:image xlink:href="Pictures/10000000000003E8000001F4C23CE192FDD63D08.png" xlink:type="simple" xlink:show="embed" xlink:actuate="onLoad" draw:mime-type="image/png">
            <text:p/>
          </draw:image>
        </draw:frame>
        <draw:frame draw:style-name="gr27" draw:text-style-name="P16" draw:layer="layout" svg:width="9.688cm" svg:height="0.747cm" svg:x="16.3cm" svg:y="4.153cm">
          <draw:text-box>
            <text:p><text:span text:style-name="T7">qbinom(p=0.95,size=50,prob=0.5)</text:span></text:p>
          </draw:text-box>
        </draw:frame>
        <draw:line draw:style-name="gr22" draw:text-style-name="P1" draw:layer="layout" svg:x1="22.5cm" svg:y1="4.7cm" svg:x2="21.453cm" svg:y2="5.895cm">
          <text:p/>
        </draw:line>
        <draw:frame draw:style-name="gr23" draw:text-style-name="P16" draw:layer="layout" svg:width="1.687cm" svg:height="0.747cm" svg:x="8.948cm" svg:y="1.001cm">
          <draw:text-box>
            <text:p><text:span text:style-name="T7">k=32</text:span></text:p>
          </draw:text-box>
        </draw:frame>
        <draw:frame draw:style-name="gr24" draw:text-style-name="P17" draw:layer="layout" svg:width="3.478cm" svg:height="1.673cm" svg:x="1.404cm" svg:y="0cm">
          <draw:text-box>
            <text:p>H<text:span text:style-name="T8">0</text:span>: p = 0.5</text:p>
            <text:p>H<text:span text:style-name="T8">a</text:span>: p &gt; 0.5</text:p>
          </draw:text-box>
        </draw:frame>
        <draw:custom-shape draw:style-name="gr29" draw:text-style-name="P1" draw:layer="layout" svg:width="1.1cm" svg:height="0.5cm" svg:x="7.6cm" svg:y="12.8cm">
          <text:p/>
          <draw:enhanced-geometry svg:viewBox="0 0 21600 21600" draw:type="rectangle" draw:enhanced-path="M 0 0 L 21600 0 21600 21600 0 21600 0 0 Z N"/>
        </draw:custom-shape>
        <draw:frame draw:style-name="gr27" draw:text-style-name="P16" draw:layer="layout" svg:width="9.688cm" svg:height="0.747cm" svg:x="3.948cm" svg:y="13.5cm">
          <draw:text-box>
            <text:p><text:span text:style-name="T7">qbinom(p=0.95,size=50,prob=0.5)</text:span></text:p>
          </draw:text-box>
        </draw:frame>
        <draw:line draw:style-name="gr22" draw:text-style-name="P1" draw:layer="layout" svg:x1="9.2cm" svg:y1="13.5cm" svg:x2="9.7cm" svg:y2="12.2cm">
          <text:p/>
        </draw:line>
        <draw:frame draw:style-name="gr25" draw:text-style-name="P16" draw:layer="layout" svg:width="9.096cm" svg:height="0.747cm" svg:x="15.504cm" svg:y="1.747cm">
          <draw:text-box>
            <text:p><text:span text:style-name="T7">pbinom(q=32,size=50,prob=0.5)</text:span></text:p>
          </draw:text-box>
        </draw:frame>
        <draw:frame draw:style-name="gr30" draw:text-style-name="P18" draw:layer="layout" svg:width="19.1cm" svg:height="1.458cm" svg:x="8.9cm" svg:y="14.702cm">
          <draw:text-box>
            <text:p><text:span text:style-name="T9">Alternatively: </text:span><text:span text:style-name="T10">binom.test(x=32,p=0.5,n=50,alternative='greater')</text:span></text:p>
          </draw:text-box>
        </draw:frame>
        <presentation:notes draw:style-name="dp2">
          <draw:page-thumbnail draw:style-name="gr3" draw:layer="layout" svg:width="19.798cm" svg:height="11.136cm" svg:x="0.6cm" svg:y="2.257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1" draw:text-style-name="P19" draw:layer="layout" svg:width="21.5cm" svg:height="8.072cm" svg:x="4.5cm" svg:y="3.5cm">
          <draw:text-box>
            <text:p><text:span text:style-name="T11">For a fixed sample size, the probability of committing a type 1 error</text:span></text:p>
            <text:p><text:span text:style-name="T11"/></text:p>
            <text:p><text:span text:style-name="T11"/></text:p>
            <text:p><text:span text:style-name="T11">a. increases with decreasing significance level </text:span></text:p>
            <text:p><text:span text:style-name="T11"/></text:p>
            <text:p><text:span text:style-name="T11">b. decreases with decreasing significance level </text:span></text:p>
          </draw:text-box>
        </draw:frame>
        <presentation:notes draw:style-name="dp2">
          <draw:page-thumbnail draw:style-name="gr3" draw:layer="layout" svg:width="19.798cm" svg:height="11.136cm" svg:x="0.6cm" svg:y="2.257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31" draw:text-style-name="P19" draw:layer="layout" svg:width="21.5cm" svg:height="8.072cm" svg:x="4.5cm" svg:y="3.5cm">
          <draw:text-box>
            <text:p><text:span text:style-name="T11">For a fixed sample size, the probability of committing a type 2 error</text:span></text:p>
            <text:p><text:span text:style-name="T11"/></text:p>
            <text:p><text:span text:style-name="T11"/></text:p>
            <text:p><text:span text:style-name="T11">a. increases with decreasing significance level </text:span></text:p>
            <text:p><text:span text:style-name="T11"/></text:p>
            <text:p><text:span text:style-name="T11">b. decreases with decreasing significance level </text:span></text:p>
          </draw:text-box>
        </draw:frame>
        <presentation:notes draw:style-name="dp2">
          <draw:page-thumbnail draw:style-name="gr3" draw:layer="layout" svg:width="19.798cm" svg:height="11.136cm" svg:x="0.6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32" draw:text-style-name="P19" draw:layer="layout" svg:width="21.5cm" svg:height="11.977cm" svg:x="4.5cm" svg:y="3.5cm">
          <draw:text-box>
            <text:p><text:span text:style-name="T11">Increasing sample size decreases the probability of incurring:</text:span></text:p>
            <text:p><text:span text:style-name="T11"/></text:p>
            <text:p><text:span text:style-name="T11"/></text:p>
            <text:p><text:span text:style-name="T11">a. only type 1 errors</text:span></text:p>
            <text:p><text:span text:style-name="T11"/></text:p>
            <text:p><text:span text:style-name="T11">b. only type 2 errors</text:span></text:p>
            <text:p><text:span text:style-name="T11"/></text:p>
            <text:p><text:span text:style-name="T11">c. both type 1 and type 2 errors</text:span></text:p>
            <text:p><text:span text:style-name="T11"/></text:p>
            <text:p><text:span text:style-name="T11">d. neither type 1 nor type 2 errors</text:span></text:p>
            <text:p><text:span text:style-name="T11"/></text:p>
          </draw:text-box>
        </draw:frame>
        <presentation:notes draw:style-name="dp2">
          <draw:page-thumbnail draw:style-name="gr3" draw:layer="layout" svg:width="19.798cm" svg:height="11.136cm" svg:x="0.6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33" draw:text-style-name="P19" draw:layer="layout" svg:width="25.5cm" svg:height="11.075cm" svg:x="1cm" svg:y="3.5cm">
          <draw:text-box>
            <text:p><text:span text:style-name="T11">Using R, determine the rejection region for the following binomial hypothesis test:</text:span></text:p>
            <text:p><text:span text:style-name="T11"/></text:p>
            <text:p><text:span text:style-name="T11">H</text:span><text:span text:style-name="T12">0</text:span><text:span text:style-name="T11">: =0.1</text:span></text:p>
            <text:p><text:span text:style-name="T11"/></text:p>
            <text:p><text:span text:style-name="T11">vs.</text:span></text:p>
            <text:p><text:span text:style-name="T11"/></text:p>
            <text:p><text:span text:style-name="T11">H</text:span><text:span text:style-name="T12">a</text:span><text:span text:style-name="T11">: &lt;0.1</text:span></text:p>
            <text:p><text:span text:style-name="T11"/></text:p>
            <text:p><text:span text:style-name="T11">for =1000 and =0.01</text:span></text:p>
          </draw:text-box>
        </draw:frame>
        <presentation:notes draw:style-name="dp2">
          <draw:page-thumbnail draw:style-name="gr3" draw:layer="layout" svg:width="19.798cm" svg:height="11.136cm" svg:x="0.6cm" svg:y="2.257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33" draw:text-style-name="P19" draw:layer="layout" svg:width="21.3cm" svg:height="11.075cm" svg:x="3.6cm" svg:y="2.725cm">
          <draw:text-box>
            <text:p><text:span text:style-name="T11">Using R, compute the probability of committing a type-2 error for the following binomial hypothesis test:</text:span></text:p>
            <text:p><text:span text:style-name="T11"/></text:p>
            <text:p text:style-name="P4"><text:span text:style-name="T11">H</text:span><text:span text:style-name="T12">0</text:span><text:span text:style-name="T11">: =0.1</text:span></text:p>
            <text:p text:style-name="P4"><text:span text:style-name="T11"/></text:p>
            <text:p text:style-name="P4"><text:span text:style-name="T11">vs.</text:span></text:p>
            <text:p text:style-name="P4"><text:span text:style-name="T11"/></text:p>
            <text:p text:style-name="P4"><text:span text:style-name="T11">H</text:span><text:span text:style-name="T12">a</text:span><text:span text:style-name="T11">: &lt;0.1</text:span></text:p>
            <text:p text:style-name="P4"><text:span text:style-name="T11"/></text:p>
            <text:p text:style-name="P4"><text:span text:style-name="T11">for =1000 and =0.01 when the true parameter value is =0.07.</text:span></text:p>
          </draw:text-box>
        </draw:frame>
        <presentation:notes draw:style-name="dp2">
          <draw:page-thumbnail draw:style-name="gr3" draw:layer="layout" svg:width="19.798cm" svg:height="11.136cm" svg:x="0.6cm" svg:y="2.257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43" presentation:class="page"/>
          <draw:frame presentation:style-name="pr1"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34" draw:text-style-name="P5" draw:layer="layout" svg:width="21.5cm" svg:height="2.8cm" svg:x="4.5cm" svg:y="6.2cm">
          <draw:text-box>
            <text:p><text:span text:style-name="T1">What is the low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4" presentation:class="page"/>
          <draw:frame presentation:style-name="pr1"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1" draw:text-style-name="P1" draw:layer="layout" svg:width="20.967cm" svg:height="9.794cm" svg:x="4.033cm" svg:y="3cm">
          <draw:image xlink:href="Pictures/10000000000003CE000001C71F4870C3C1DD5FA2.png" xlink:type="simple" xlink:show="embed" xlink:actuate="onLoad" draw:mime-type="image/png">
            <text:p/>
          </draw:image>
        </draw:frame>
        <presentation:notes draw:style-name="dp2">
          <draw:page-thumbnail draw:style-name="gr3" draw:layer="layout" svg:width="19.798cm" svg:height="11.136cm" svg:x="0.6cm" svg:y="2.257cm" draw:page-number="45" presentation:class="page"/>
          <draw:frame presentation:style-name="pr1"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frame draw:style-name="gr1" draw:text-style-name="P1" draw:layer="layout" svg:width="8.295cm" svg:height="8.295cm" svg:x="8.5cm" svg:y="3.905cm">
          <draw:image xlink:href="Pictures/1000000100000190000001904EFC9CC0648F9E24.png" xlink:type="simple" xlink:show="embed" xlink:actuate="onLoad" draw:mime-type="image/png">
            <text:p/>
          </draw:image>
        </draw:frame>
        <draw:frame draw:style-name="gr35" draw:text-style-name="P5" draw:layer="layout" svg:width="21.5cm" svg:height="7cm" svg:x="3.5cm" svg:y="1.5cm">
          <draw:text-box>
            <text:p><text:span text:style-name="T1">Four estimated 95% confidence intervals for a binomial parameter are shown as error bars:</text:span></text:p>
          </draw:text-box>
        </draw:frame>
        <draw:frame draw:style-name="gr36" draw:text-style-name="P5" draw:layer="layout" svg:width="21.5cm" svg:height="2.5cm" svg:x="3.5cm" svg:y="12.5cm">
          <draw:text-box>
            <text:p><text:span text:style-name="T1">Assuming that all four estimates were drawn from the same population, which of these samples is the biggest (has the biggest )?</text:span></text:p>
          </draw:text-box>
        </draw:frame>
        <presentation:notes draw:style-name="dp2">
          <draw:page-thumbnail draw:style-name="gr3" draw:layer="layout" svg:width="19.798cm" svg:height="11.136cm" svg:x="0.6cm" svg:y="2.257cm" draw:page-number="46" presentation:class="page"/>
          <draw:frame presentation:style-name="pr1" draw:text-style-name="P6"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frame draw:style-name="gr34" draw:text-style-name="P5" draw:layer="layout" svg:width="21.5cm" svg:height="2.8cm" svg:x="4.5cm" svg:y="6.2cm">
          <draw:text-box>
            <text:p><text:span text:style-name="T1">What is the upp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7" presentation:class="page"/>
          <draw:frame presentation:style-name="pr1" draw:text-style-name="P6"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frame draw:style-name="gr37" draw:text-style-name="P5" draw:layer="layout" svg:width="23cm" svg:height="7.467cm" svg:x="3.1cm" svg:y="3.9cm">
          <draw:text-box>
            <text:p><text:span text:style-name="T1">Suppose that we have counted 20 pollen and counted the number of arboreal (A) or non-arboreal (N) species among them. Further suppose that the true arboreal/non-arboreal pollen ratio in the soil is 4. What is probability that the arboreal/non-arboreal ratio of the 20 counts is 9 or greater?</text:span></text:p>
            <text:p><text:span text:style-name="T1"/></text:p>
            <text:p><text:span text:style-name="T1">Hint: can you calculate p(A) from p(A)/p(N)?</text:span></text:p>
          </draw:text-box>
        </draw:frame>
        <presentation:notes draw:style-name="dp2">
          <draw:page-thumbnail draw:style-name="gr3" draw:layer="layout" svg:width="19.798cm" svg:height="11.136cm" svg:x="0.6cm" svg:y="2.257cm" draw:page-number="48" presentation:class="page"/>
          <draw:frame presentation:style-name="pr1"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34" draw:text-style-name="P5" draw:layer="layout" svg:width="21.5cm" svg:height="2.8cm" svg:x="4.5cm" svg:y="5.601cm">
          <draw:text-box>
            <text:p><text:span text:style-name="T1">Given =12 arboreal pollen and =8 non-arboreal pollen, compute a 95% confidence interval for the /-ratio of the soil.</text:span></text:p>
          </draw:text-box>
        </draw:frame>
        <presentation:notes draw:style-name="dp2">
          <draw:page-thumbnail draw:style-name="gr3" draw:layer="layout" svg:width="19.798cm" svg:height="11.136cm" svg:x="0.6cm" svg:y="2.257cm" draw:page-number="49" presentation:class="page"/>
          <draw:frame presentation:style-name="pr1" draw:text-style-name="P6"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34" draw:text-style-name="P20" draw:layer="layout" svg:width="25cm" svg:height="2.8cm" svg:x="1.5cm" svg:y="1.5cm">
          <draw:text-box>
            <text:p><text:span text:style-name="T13">Given the approximate formula for binomial </text:span><text:span text:style-name="T14">95% confidence intervals:</text:span></text:p>
          </draw:text-box>
        </draw:frame>
        <draw:frame draw:style-name="gr1" draw:text-style-name="P1" draw:layer="layout" svg:width="12.39cm" svg:height="5.184cm" svg:x="7.8cm" svg:y="4.616cm">
          <draw:image xlink:href="Pictures/1000000000000304000001439322DE5AE86CC6E8.png" xlink:type="simple" xlink:show="embed" xlink:actuate="onLoad" draw:mime-type="image/png">
            <text:p/>
          </draw:image>
        </draw:frame>
        <draw:frame draw:style-name="gr34" draw:text-style-name="P20" draw:layer="layout" svg:width="25cm" svg:height="2.8cm" svg:x="1.7cm" svg:y="11.3cm">
          <draw:text-box>
            <text:p><text:span text:style-name="T14">How large a sample do you need to reduce the width of a 95% confidence interval for p to 0.01 when k/n = 0.5?</text:span></text:p>
          </draw:text-box>
        </draw:frame>
        <presentation:notes draw:style-name="dp2">
          <draw:page-thumbnail draw:style-name="gr3" draw:layer="layout" svg:width="19.798cm" svg:height="11.136cm" svg:x="0.6cm" svg:y="2.257cm" draw:page-number="50" presentation:class="page"/>
          <draw:frame presentation:style-name="pr1"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4cm" svg:height="1.302cm" svg:x="13.6cm" svg:y="13.189cm">
          <draw:image xlink:href="Pictures/10000000000003690000004F6D626353CC0911D4.png" xlink:type="simple" xlink:show="embed" xlink:actuate="onLoad" draw:mime-type="image/png">
            <text:p/>
          </draw:image>
        </draw:frame>
        <presentation:notes draw:style-name="dp2">
          <draw:page-thumbnail draw:style-name="gr3" draw:layer="layout" svg:width="19.798cm" svg:height="11.136cm" svg:x="0.6cm" svg:y="2.257cm" draw:page-number="51" presentation:class="page"/>
          <draw:frame presentation:style-name="pr1"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34" draw:text-style-name="P5" draw:layer="layout" svg:width="21.5cm" svg:height="2.8cm" svg:x="4.2cm" svg:y="6.301cm">
          <draw:text-box>
            <text:p><text:span text:style-name="T1">Consider a sequence of 20 Poisson numbers that add up to 80. What is the standard deviation of the underlying Poisson distribution?</text:span></text:p>
          </draw:text-box>
        </draw:frame>
        <presentation:notes draw:style-name="dp2">
          <draw:page-thumbnail draw:style-name="gr3" draw:layer="layout" svg:width="19.798cm" svg:height="11.136cm" svg:x="0.6cm" svg:y="2.257cm" draw:page-number="52" presentation:class="page"/>
          <draw:frame presentation:style-name="pr1"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frame draw:style-name="gr38" draw:text-style-name="P5" draw:layer="layout" svg:width="25cm" svg:height="4.277cm" svg:x="1.9cm" svg:y="7.623cm">
          <draw:text-box>
            <text:p><text:span text:style-name="T1">On average a magnitude ≥ 9 earthquake occurs once every 13.5 years. </text:span></text:p>
            <text:p><text:span text:style-name="T1"/></text:p>
            <text:list text:style-name="L3">
              <text:list-item>
                <text:p><text:span text:style-name="T1">What is the probability that two such earthquakes will happen next year? </text:span></text:p>
              </text:list-item>
              <text:list-item>
                <text:p><text:span text:style-name="T1">What is the probability that none will happen in the next century?</text:span></text:p>
              </text:list-item>
            </text:list>
          </draw:text-box>
        </draw:frame>
        <draw:frame draw:style-name="gr1" draw:text-style-name="P1" draw:layer="layout" svg:width="7.165cm" svg:height="2.612cm" svg:x="9.001cm" svg:y="2.6cm">
          <draw:image xlink:href="Pictures/100000000000018B000000909E7D7138B8E8FCA3.png" xlink:type="simple" xlink:show="embed" xlink:actuate="onLoad" draw:mime-type="image/png">
            <text:p/>
          </draw:image>
        </draw:frame>
        <presentation:notes draw:style-name="dp2">
          <draw:page-thumbnail draw:style-name="gr3" draw:layer="layout" svg:width="19.798cm" svg:height="11.136cm" svg:x="0.6cm" svg:y="2.257cm" draw:page-number="53" presentation:class="page"/>
          <draw:frame presentation:style-name="pr1"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frame draw:style-name="gr32" draw:text-style-name="P5" draw:layer="layout" svg:width="24.4cm" svg:height="11.977cm" svg:x="1.9cm" svg:y="1.923cm">
          <draw:text-box>
            <text:p><text:span text:style-name="T1">Sally Clark was an English solicitor who, in November 1999, was found guilty of the murder of her two infant sons. Clark's first son died in December 1996 within a few weeks of his birth, and her second son died in similar circumstances in January 1998. A month later, she was arrested and tried for both deaths. The defense argued that the children had died of sudden infant death syndrome (SIDS). The prosecution case relied on statistical evidence presented by paediatrician Professor Sir Roy Meadow, who testified that the chance of two children from an affluent family suffering SIDS was </text:span><text:span text:style-name="T15">1 in 73 million</text:span><text:span text:style-name="T1">.</text:span></text:p>
            <text:p><text:span text:style-name="T1"/></text:p>
            <text:p><text:span text:style-name="T1">In January of 2003, there was a retrial and Sally Clark was cleared of all guilt, after spending more than three years in prison. This is because Sir Roy made </text:span><text:span text:style-name="T15">three statistical mistakes</text:span><text:span text:style-name="T1">. Can you identify at least one of them?</text:span></text:p>
          </draw:text-box>
        </draw:frame>
        <presentation:notes draw:style-name="dp2">
          <draw:page-thumbnail draw:style-name="gr3" draw:layer="layout" svg:width="19.798cm" svg:height="11.136cm" svg:x="0.6cm" svg:y="2.257cm" draw:page-number="54" presentation:class="page"/>
          <draw:frame presentation:style-name="pr1"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frame draw:style-name="gr1" draw:text-style-name="P1" draw:layer="layout" svg:width="14.981cm" svg:height="6.698cm" svg:x="11.3cm" svg:y="0.5cm">
          <draw:image xlink:href="Pictures/100000000000027000000117CF3AF1B08F4DEA82.png" xlink:type="simple" xlink:show="embed" xlink:actuate="onLoad" draw:mime-type="image/png">
            <text:p/>
          </draw:image>
        </draw:frame>
        <draw:frame draw:style-name="gr39" draw:text-style-name="P5" draw:layer="layout" svg:width="26cm" svg:height="12.879cm" svg:x="0.9cm" svg:y="0.923cm">
          <draw:text-box>
            <text:p><text:span text:style-name="T16">1. Multiple comparisons</text:span></text:p>
            <text:p><text:span text:style-name="T16"/></text:p>
            <text:p><text:span text:style-name="T16"><text:s text:c="3"/></text:span><text:span text:style-name="T16">(assuming 1 in 7x10</text:span><text:span text:style-name="T17">7</text:span><text:span text:style-name="T16"> value is correct):</text:span></text:p>
            <text:p><text:span text:style-name="T1"/></text:p>
            <text:p><text:span text:style-name="T1"/></text:p>
            <text:p><text:span text:style-name="T1"/></text:p>
            <text:p><text:span text:style-name="T1"/></text:p>
            <text:p text:style-name="P4"><text:span text:style-name="T1">2. Statistical independence: P(1</text:span><text:span text:style-name="T18">st</text:span><text:span text:style-name="T1"> SIDS) = 1/1300, P(2</text:span><text:span text:style-name="T18">nd</text:span><text:span text:style-name="T1"> SIDS) = 1/228</text:span></text:p>
            <text:p><text:span text:style-name="T1"/></text:p>
            <text:p><text:span text:style-name="T1">3. The "prosecutor's fallacy": </text:span></text:p>
          </draw:text-box>
        </draw:frame>
        <draw:frame draw:style-name="gr1" draw:text-style-name="P1" draw:layer="layout" svg:width="9cm" svg:height="4.627cm" svg:x="19cm" svg:y="11.073cm">
          <draw:image xlink:href="Pictures/1000000100000329000001A0A7890C7AEEA809CB.png" xlink:type="simple" xlink:show="embed" xlink:actuate="onLoad" draw:mime-type="image/png">
            <text:p/>
          </draw:image>
        </draw:frame>
        <draw:frame draw:style-name="gr1" draw:text-style-name="P1" draw:layer="layout" svg:width="10.5cm" svg:height="1.642cm" svg:x="4cm" svg:y="10.95cm">
          <draw:image xlink:href="Pictures/10000000000001FF00000050A6783865A503B70B.png" xlink:type="simple" xlink:show="embed" xlink:actuate="onLoad" draw:mime-type="image/png">
            <text:p/>
          </draw:image>
        </draw:frame>
        <draw:line draw:style-name="gr40" draw:text-style-name="P21" draw:layer="layout" svg:x1="11.5cm" svg:y1="10cm" svg:x2="11cm" svg:y2="10.95cm">
          <text:p/>
        </draw:line>
        <draw:frame draw:style-name="gr41" draw:text-style-name="P22" draw:layer="layout" svg:width="15cm" svg:height="1.657cm" svg:x="10.295cm" svg:y="9.193cm">
          <draw:text-box>
            <text:p text:style-name="P4"><text:span text:style-name="T19">P(1</text:span><text:span text:style-name="T20">st</text:span><text:span text:style-name="T19"> homicide) = 1/21700, P(2</text:span><text:span text:style-name="T20">nd</text:span><text:span text:style-name="T19"> SIDS) = 1/123</text:span></text:p>
            <text:p text:style-name="P4"><text:span text:style-name="T19"/></text:p>
          </draw:text-box>
        </draw:frame>
        <draw:line draw:style-name="gr40" draw:text-style-name="P21" draw:layer="layout" svg:x1="17cm" svg:y1="10cm" svg:x2="13cm" svg:y2="11cm">
          <text:p/>
        </draw:line>
        <draw:line draw:style-name="gr42" draw:text-style-name="P1" draw:layer="layout" svg:x1="11.3cm" svg:y1="3.955cm" svg:x2="14cm" svg:y2="7.5cm">
          <text:p/>
        </draw:line>
        <draw:frame draw:style-name="gr43" draw:text-style-name="P22" draw:layer="layout" svg:width="3.071cm" svg:height="1.657cm" draw:transform="rotate (-0.916646923147422) translate (12.515cm 3.955cm)">
          <draw:text-box>
            <text:p text:style-name="P4"><text:span text:style-name="T19">(it is not)</text:span></text:p>
            <text:p text:style-name="P4"><text:span text:style-name="T19"/></text:p>
          </draw:text-box>
        </draw:frame>
        <presentation:notes draw:style-name="dp2">
          <draw:page-thumbnail draw:style-name="gr3" draw:layer="layout" svg:width="19.798cm" svg:height="11.136cm" svg:x="0.6cm" svg:y="2.257cm" draw:page-number="55" presentation:class="page"/>
          <draw:frame presentation:style-name="pr1"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frame draw:style-name="gr44" draw:text-style-name="P5" draw:layer="layout" svg:width="22.6cm" svg:height="11.084cm" svg:x="1.4cm" svg:y="2.118cm">
          <draw:text-box>
            <text:p><text:span text:style-name="T1">Using R:</text:span></text:p>
            <text:p><text:span text:style-name="T1"/></text:p>
            <text:list text:style-name="L3">
              <text:list-item>
                <text:p><text:span text:style-name="T1">compute the probability of k=6 successes in a </text:span><text:span text:style-name="T1">Poisson experiment with parameter </text:span><text:span text:style-name="T21">l</text:span><text:span text:style-name="T1">=3.</text:span></text:p>
                <text:p><text:span text:style-name="T1"/></text:p>
              </text:list-item>
              <text:list-item>
                <text:p text:style-name="P4"><text:span text:style-name="T1">compute the probability of observing </text:span><text:span text:style-name="T15">more </text:span><text:span text:style-name="T15">than</text:span><text:span text:style-name="T1"> 3 successes in a Poisson experiment with </text:span><text:span text:style-name="T21">l</text:span><text:span text:style-name="T1">=3.</text:span></text:p>
                <text:p text:style-name="P4"><text:span text:style-name="T1"/></text:p>
              </text:list-item>
              <text:list-item>
                <text:p text:style-name="P4"><text:span text:style-name="T1">compute the 10</text:span><text:span text:style-name="T18">th</text:span><text:span text:style-name="T1"> percentile of a Poisson </text:span><text:span text:style-name="T1">distribution with </text:span><text:span text:style-name="T21">l</text:span><text:span text:style-name="T1">=100.</text:span></text:p>
                <text:p text:style-name="P4"><text:span text:style-name="T1"/></text:p>
              </text:list-item>
              <text:list-item>
                <text:p text:style-name="P4"><text:span text:style-name="T1">compute the upper limit of a 95% confidence </text:span><text:span text:style-name="T1">interval for the mean of the Poisson variable </text:span><text:span text:style-name="T1">given </text:span><text:span text:style-name="T1">k=7 successes.</text:span></text:p>
              </text:list-item>
            </text:list>
          </draw:text-box>
        </draw:frame>
        <presentation:notes draw:style-name="dp2">
          <draw:page-thumbnail draw:style-name="gr3" draw:layer="layout" svg:width="19.798cm" svg:height="11.136cm" svg:x="0.6cm" svg:y="2.257cm" draw:page-number="56" presentation:class="page"/>
          <draw:frame presentation:style-name="pr1"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frame draw:style-name="gr45" draw:text-style-name="P5" draw:layer="layout" svg:width="25cm" svg:height="5.69cm" svg:x="1.4cm" svg:y="4.823cm">
          <draw:text-box>
            <text:p><text:span text:style-name="T1">The Orange River in South Africa is famous for its alluvial diamonds. In order for mining operations to be profitable, placer deposits </text:span><text:span text:style-name="T15">must contain at least 2 diamonds per tonne</text:span><text:span text:style-name="T1">. A diamond mining company has </text:span><text:span text:style-name="T15">sieved 10 tonnes of sand and found 12 diamonds</text:span><text:span text:style-name="T1">. Assuming that the diamonds are randomly distributed in the sand, should the company cease operations? Or would it be premature to do so and should they acquire some more data first?</text:span></text:p>
          </draw:text-box>
        </draw:frame>
        <presentation:notes draw:style-name="dp2">
          <draw:page-thumbnail draw:style-name="gr3" draw:layer="layout" svg:width="19.798cm" svg:height="11.136cm" svg:x="0.6cm" svg:y="2.257cm" draw:page-number="57" presentation:class="page"/>
          <draw:frame presentation:style-name="pr1"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2cm" svg:x="13.6cm" svg:y="13.245cm">
          <draw:image xlink:href="Pictures/10000000000002BD00000032EB3EE513C8812A01.png" xlink:type="simple" xlink:show="embed" xlink:actuate="onLoad" draw:mime-type="image/png">
            <text:p/>
          </draw:image>
        </draw:frame>
        <presentation:notes draw:style-name="dp2">
          <draw:page-thumbnail draw:style-name="gr3" draw:layer="layout" svg:width="19.798cm" svg:height="11.136cm" svg:x="0.6cm" svg:y="2.257cm" draw:page-number="58" presentation:class="page"/>
          <draw:frame presentation:style-name="pr1" draw:text-style-name="P3"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0.993cm" svg:height="1.311cm" svg:x="13.607cm" svg:y="13.089cm">
          <draw:image xlink:href="Pictures/1000000100000253000000470DC5FDD645C16CE4.png" xlink:type="simple" xlink:show="embed" xlink:actuate="onLoad" draw:mime-type="image/png">
            <text:p/>
          </draw:image>
        </draw:frame>
        <presentation:notes draw:style-name="dp2">
          <draw:page-thumbnail draw:style-name="gr3" draw:layer="layout" svg:width="19.798cm" svg:height="11.136cm" svg:x="0.6cm" svg:y="2.257cm" draw:page-number="59" presentation:class="page"/>
          <draw:frame presentation:style-name="pr1" draw:text-style-name="P3"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60" presentation:class="page"/>
          <draw:frame presentation:style-name="pr1" draw:text-style-name="P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7.471cm" svg:height="1.438cm" svg:x="14cm" svg:y="13.162cm">
          <draw:image xlink:href="Pictures/100000000000016100000044E0594A7955C0B007.png" xlink:type="simple" xlink:show="embed" xlink:actuate="onLoad" draw:mime-type="image/png">
            <text:p/>
          </draw:image>
        </draw:frame>
        <presentation:notes draw:style-name="dp2">
          <draw:page-thumbnail draw:style-name="gr3" draw:layer="layout" svg:width="19.798cm" svg:height="11.136cm" svg:x="0.6cm" svg:y="2.257cm" draw:page-number="61" presentation:class="page"/>
          <draw:frame presentation:style-name="pr1" draw:text-style-name="P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cm" svg:height="1.462cm" svg:x="13.6cm" svg:y="13.008cm">
          <draw:image xlink:href="Pictures/10000000000002B100000050883B01D52E85C99B.png" xlink:type="simple" xlink:show="embed" xlink:actuate="onLoad" draw:mime-type="image/png">
            <text:p/>
          </draw:image>
        </draw:frame>
        <presentation:notes draw:style-name="dp2">
          <draw:page-thumbnail draw:style-name="gr3" draw:layer="layout" svg:width="19.798cm" svg:height="11.136cm" svg:x="0.6cm" svg:y="2.257cm" draw:page-number="62" presentation:class="page"/>
          <draw:frame presentation:style-name="pr1" draw:text-style-name="P3"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183cm" svg:height="1.378cm" svg:x="13.7cm" svg:y="13.183cm">
          <draw:image xlink:href="Pictures/10000000000002B100000043CE29EDDB1570CBB9.png" xlink:type="simple" xlink:show="embed" xlink:actuate="onLoad" draw:mime-type="image/png">
            <text:p/>
          </draw:image>
        </draw:frame>
        <presentation:notes draw:style-name="dp2">
          <draw:page-thumbnail draw:style-name="gr3" draw:layer="layout" svg:width="19.798cm" svg:height="11.136cm" svg:x="0.6cm" svg:y="2.257cm" draw:page-number="63" presentation:class="page"/>
          <draw:frame presentation:style-name="pr1" draw:text-style-name="P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987cm" svg:height="1.236cm" svg:x="13.813cm" svg:y="13.313cm">
          <draw:image xlink:href="Pictures/10000000000002D70000004BB4B6EAAD3D6BBB0D.png" xlink:type="simple" xlink:show="embed" xlink:actuate="onLoad" draw:mime-type="image/png">
            <text:p/>
          </draw:image>
        </draw:frame>
        <presentation:notes draw:style-name="dp2">
          <draw:page-thumbnail draw:style-name="gr3" draw:layer="layout" svg:width="19.798cm" svg:height="11.136cm" svg:x="0.6cm" svg:y="2.257cm" draw:page-number="64" presentation:class="page"/>
          <draw:frame presentation:style-name="pr1"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99cm" svg:height="1.438cm" svg:x="13.701cm" svg:y="13.1cm">
          <draw:image xlink:href="Pictures/1000000000000258000000446459FE954F3F8F02.png" xlink:type="simple" xlink:show="embed" xlink:actuate="onLoad" draw:mime-type="image/png">
            <text:p/>
          </draw:image>
        </draw:frame>
        <presentation:notes draw:style-name="dp2">
          <draw:page-thumbnail draw:style-name="gr3" draw:layer="layout" svg:width="19.798cm" svg:height="11.136cm" svg:x="0.6cm" svg:y="2.257cm" draw:page-number="65" presentation:class="page"/>
          <draw:frame presentation:style-name="pr1" draw:text-style-name="P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128cm" svg:height="1.46cm" svg:x="13.8cm" svg:y="12.94cm">
          <draw:image xlink:href="Pictures/100000000000023D000000458CE6BCC5CCD47915.png" xlink:type="simple" xlink:show="embed" xlink:actuate="onLoad" draw:mime-type="image/png">
            <text:p/>
          </draw:image>
        </draw:frame>
        <presentation:notes draw:style-name="dp2">
          <draw:page-thumbnail draw:style-name="gr3" draw:layer="layout" svg:width="19.798cm" svg:height="11.136cm" svg:x="0.6cm" svg:y="2.257cm" draw:page-number="66" presentation:class="page"/>
          <draw:frame presentation:style-name="pr1" draw:text-style-name="P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042cm" svg:height="1.354cm" svg:x="13.958cm" svg:y="13.2cm">
          <draw:image xlink:href="Pictures/100000000000017C000000408EFAE3D757B06B65.png" xlink:type="simple" xlink:show="embed" xlink:actuate="onLoad" draw:mime-type="image/png">
            <text:p/>
          </draw:image>
        </draw:frame>
        <presentation:notes draw:style-name="dp2">
          <draw:page-thumbnail draw:style-name="gr3" draw:layer="layout" svg:width="19.798cm" svg:height="11.136cm" svg:x="0.6cm" svg:y="2.257cm" draw:page-number="67"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1"/>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Pieter Vermeesch</meta:initial-creator>
    <meta:creation-date>2025-01-13T22:08:59.290116737</meta:creation-date>
    <dc:date>2025-02-07T17:36:27.981318644</dc:date>
    <dc:creator>Pieter Vermeesch</dc:creator>
    <meta:editing-duration>PT3H51M39S</meta:editing-duration>
    <meta:editing-cycles>36</meta:editing-cycles>
    <meta:generator>LibreOffice/7.3.7.2$Linux_X86_64 LibreOffice_project/30$Build-2</meta:generator>
    <meta:document-statistic meta:object-count="322"/>
  </office:meta>
</office:document-meta>
</file>